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542" officeooo:paragraph-rsid="0001d542"/>
    </style:style>
    <style:style style:name="P2" style:family="paragraph" style:parent-style-name="Standard">
      <style:text-properties fo:font-size="12pt" officeooo:rsid="0001d542" officeooo:paragraph-rsid="0001d542" style:font-size-asian="12pt" style:font-size-complex="12pt"/>
    </style:style>
    <style:style style:name="P3" style:family="paragraph" style:parent-style-name="Standard">
      <style:text-properties fo:font-size="12pt" officeooo:rsid="0001e5e5" officeooo:paragraph-rsid="0001e5e5" style:font-size-asian="12pt" style:font-size-complex="12pt"/>
    </style:style>
    <style:style style:name="P4" style:family="paragraph" style:parent-style-name="Standard">
      <style:text-properties fo:font-size="12pt" officeooo:rsid="0001e5e5" officeooo:paragraph-rsid="000297e3" style:font-size-asian="12pt" style:font-size-complex="12pt"/>
    </style:style>
    <style:style style:name="P5" style:family="paragraph" style:parent-style-name="Standard">
      <style:text-properties fo:font-size="12pt" officeooo:rsid="000297e3" officeooo:paragraph-rsid="000297e3" style:font-size-asian="12pt" style:font-size-complex="12pt"/>
    </style:style>
    <style:style style:name="P6" style:family="paragraph" style:parent-style-name="Standard">
      <style:text-properties fo:font-size="12pt" officeooo:rsid="000297e3" officeooo:paragraph-rsid="0002b82a" style:font-size-asian="12pt" style:font-size-complex="12pt"/>
    </style:style>
    <style:style style:name="P7" style:family="paragraph" style:parent-style-name="Standard">
      <style:text-properties fo:font-size="12pt" officeooo:rsid="000297e3" officeooo:paragraph-rsid="00048870" style:font-size-asian="12pt" style:font-size-complex="12pt"/>
    </style:style>
    <style:style style:name="P8" style:family="paragraph" style:parent-style-name="Standard">
      <style:text-properties fo:font-size="12pt" officeooo:rsid="0002b82a" officeooo:paragraph-rsid="0002b82a" style:font-size-asian="12pt" style:font-size-complex="12pt"/>
    </style:style>
    <style:style style:name="P9" style:family="paragraph" style:parent-style-name="Standard">
      <style:text-properties fo:font-size="12pt" officeooo:rsid="00048870" officeooo:paragraph-rsid="00048870" style:font-size-asian="12pt" style:font-size-complex="12pt"/>
    </style:style>
    <style:style style:name="P10" style:family="paragraph" style:parent-style-name="Standard">
      <style:text-properties fo:font-size="12pt" officeooo:rsid="0005a8e0" officeooo:paragraph-rsid="0005a8e0" style:font-size-asian="12pt" style:font-size-complex="12pt"/>
    </style:style>
    <style:style style:name="P11" style:family="paragraph" style:parent-style-name="Standard">
      <style:text-properties fo:font-size="12pt" officeooo:rsid="0002b82a" officeooo:paragraph-rsid="00048870" style:font-size-asian="12pt" style:font-size-complex="12pt"/>
    </style:style>
    <style:style style:name="P12" style:family="paragraph" style:parent-style-name="Standard">
      <style:text-properties fo:font-size="12pt" officeooo:rsid="0001d542" officeooo:paragraph-rsid="0001d542" style:font-size-asian="12pt" style:font-size-complex="12pt"/>
    </style:style>
    <style:style style:name="P13" style:family="paragraph" style:parent-style-name="Standard">
      <style:text-properties fo:font-size="12pt" officeooo:rsid="0001d542" officeooo:paragraph-rsid="000728a7" style:font-size-asian="12pt" style:font-size-complex="12pt"/>
    </style:style>
    <style:style style:name="P14" style:family="paragraph" style:parent-style-name="Standard">
      <style:text-properties fo:font-size="12pt" officeooo:rsid="00075536" officeooo:paragraph-rsid="00075536" style:font-size-asian="12pt" style:font-size-complex="12pt"/>
    </style:style>
    <style:style style:name="T1" style:family="text">
      <style:text-properties officeooo:rsid="000297e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1e5e5" style:font-size-asian="12pt" style:font-size-complex="12pt"/>
    </style:style>
    <style:style style:name="T4" style:family="text">
      <style:text-properties officeooo:rsid="0002b82a"/>
    </style:style>
    <style:style style:name="T5" style:family="text">
      <style:text-properties officeooo:rsid="00048870"/>
    </style:style>
    <style:style style:name="T6" style:family="text">
      <style:text-properties officeooo:rsid="000728a7"/>
    </style:style>
    <style:style style:name="T7" style:family="text">
      <style:text-properties officeooo:rsid="000755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Comments in &lt;!-- comment --&gt;</text:span></text:p>
      <text:p text:style-name="P13">&lt;!--UW Colors Purple 4b2e83, Gold e8e3d3, Metalic Gold 85754d</text:p>
      <text:p text:style-name="P2">CSUN Color Red D22030</text:p>
      <text:p text:style-name="P2">UCLA Colors Blue 2774AE, Yellow FFD100-→</text:p>
      <text:p text:style-name="P2"/>
      <text:p text:style-name="P2">&lt;!DOCTYPE html&gt; &lt;html&gt; &lt;head&gt; <text:span text:style-name="T7">&lt;title&gt; &lt;/title&gt; &lt;/head&gt; &lt;body&gt; </text:span>&lt;/body&gt; &lt;/html&gt;</text:p>
      <text:p text:style-name="P14">&lt;div&gt; division into parts &lt;/div&gt;</text:p>
      <text:p text:style-name="P2">&lt;p&gt; <text:s/>paragraph &lt;/p&gt;</text:p>
      <text:p text:style-name="P2">&lt;i&gt; <text:s/>special text, italics. &lt;/i&gt;</text:p>
      <text:p text:style-name="P2">&lt;a href = “URL”&gt; link name &lt;/a&gt;</text:p>
      <text:p text:style-name="P2">&lt;hr&gt; <text:s/>thematic break; option: width=”100%”</text:p>
      <text:p text:style-name="P2">&lt;center&gt; centering &lt;/center&gt;</text:p>
      <text:p text:style-name="P2">&lt;tt&gt; Teletype text &lt;/tt&gt;</text:p>
      <text:p text:style-name="P2"/>
      <text:p text:style-name="P2">&lt;ul&gt; this is a list: &lt;li&gt; item1; &lt;/li&gt; &lt;li&gt; item2; &lt;/li&gt; &lt;/ul&gt;</text:p>
      <text:p text:style-name="P2"/>
      <text:p text:style-name="P2">&lt;h3&gt; Title level 3 &lt;/h3&gt;</text:p>
      <text:p text:style-name="P5">&lt;ul&gt;</text:p>
      <text:p text:style-name="P2"><text:span text:style-name="T1">&lt;li&gt; </text:span>&lt;form&gt; <text:s/>&lt;select name=“url” width=30&gt;</text:p>
      <text:p text:style-name="P2"><text:tab/>&lt;option value=“None”&gt; Select a conductor range &lt;/option&gt;</text:p>
      <text:p text:style-name="P1"><text:span text:style-name="T3"><text:tab/>url-for-next-opion </text:span><text:a xlink:type="simple" xlink:href="https://raw.githubusercontent.com/UserName/Repository/Master/Path" text:style-name="Internet_20_link" text:visited-style-name="Visited_20_Internet_20_Link"><text:span text:style-name="T2">https://raw.githubusercontent.com/UserName/Repository/Master/Path</text:span></text:a></text:p>
      <text:p text:style-name="P3"><text:tab/>&lt;option value = “url-for-the-option”&gt; option_name &lt;/option&gt;</text:p>
      <text:p text:style-name="P4"><text:tab/>&lt;option value = “url-for-the-option”&gt; option_name &lt;/option&gt;</text:p>
      <text:p text:style-name="P5">&lt;/select&gt; </text:p>
      <text:p text:style-name="P5">&lt;input type = button value = “Fetch” onClick=”JumpToIt(this.form)”&gt; </text:p>
      <text:p text:style-name="P5">&lt;/form&gt;</text:p>
      <text:p text:style-name="P5">Description &lt;/li&gt;</text:p>
      <text:p text:style-name="P5">&lt;li&gt; &lt;a href= “url”&gt; summarizing tables &lt;/a&gt; &lt;/li&gt;</text:p>
      <text:p text:style-name="P5"/>
      <text:p text:style-name="P5"/>
      <text:p text:style-name="P7">&lt;table cellspacing="10" border="1"&gt; </text:p>
      <text:p text:style-name="P11"><text:tab/>other options is style=”width:100%”</text:p>
      <text:p text:style-name="P7"><text:tab/><text:span text:style-name="T5">other option is id= “id_text”</text:span></text:p>
      <text:p text:style-name="P9"><text:tab/>&lt;caption&gt; Caption-message &lt;/caption&gt;</text:p>
      <text:p text:style-name="P6">&lt;tbody&gt;</text:p>
      <text:p text:style-name="P6"><text:tab/>&lt;tr&gt; <text:span text:style-name="T4">&lt;th&gt; r1-c1 &lt;/th&gt; &lt;th&gt; r1-c2 &lt;/th&gt; &lt;/tr&gt;</text:span></text:p>
      <text:p text:style-name="P6"><text:tab/>&lt;tr&gt; <text:span text:style-name="T4">&lt;th&gt; r2-c1 &lt;/th&gt; &lt;th&gt; r2-c2 &lt;/th&gt; &lt;/tr&gt;</text:span></text:p>
      <text:p text:style-name="P6"><text:tab/>&lt;tr&gt; <text:span text:style-name="T4">&lt;th&gt; r3-c1 &lt;/th&gt; &lt;th&gt; r3-c2 &lt;/th&gt; &lt;/tr&gt;</text:span></text:p>
      <text:p text:style-name="P7">&lt;/tbody&gt;</text:p>
      <text:p text:style-name="P7">&lt;/table&gt;</text:p>
      <text:p text:style-name="P5"/>
      <text:p text:style-name="P5"/>
      <text:p text:style-name="P5"/>
      <text:p text:style-name="P8">CSS:</text:p>
      <text:p text:style-name="P8">table, th, td { border: 1px solid black; border-collapse: collapse; } <text:span text:style-name="T5">= borders in table.</text:span></text:p>
      <text:p text:style-name="P8"><text:tab/><text:span text:style-name="T5">Collapsing stop from having “ladrillos” and a double border</text:span></text:p>
      <text:p text:style-name="P9">th, td { padding: 15px; } = distance from content to borders in a cell.</text:p>
      <text:p text:style-name="P9">th { text-align: left; } = aligning table headings.</text:p>
      <text:p text:style-name="P9">Table {border-spacing: 5px; } = border spacing.</text:p>
      <text:p text:style-name="P9"><text:soft-page-break/>table#id_text { width: 100%, background color: #f1f1f1; color: black;} color is text color</text:p>
      <text:p text:style-name="P9">table#id_text tr:nth-child(even) { background-color: #eee; } colors even rows</text:p>
      <text:p text:style-name="P10">table#id_text th:nth-child(#) {…} only acts on the # column of headers. </text:p>
      <text:p text:style-name="P10"/>
      <text:p text:style-name="P10">Method 1: CSS external file</text:p>
      <text:p text:style-name="P10">&lt;link href= “file_name.css” rel=”stylesheet” type=”text/css”&gt;</text:p>
      <text:p text:style-name="P10">Method 1b: Import method: #supports old browsers.</text:p>
      <text:p text:style-name="P10">&lt;style type=”text/css” media= “all”&gt; @import “file_name.css”; &lt;/style&gt;</text:p>
      <text:p text:style-name="P10">Method 2: CSS block in the webpage itself</text:p>
      <text:p text:style-name="P10">&lt;head&gt; &lt;style type= “text/css” &gt; type commands &lt;/style&gt; &lt;/head&gt;</text:p>
      <text:p text:style-name="P10">Method 3: Adding CSS code on each tag</text:p>
      <text:p text:style-name="P10">&lt;tag_name style = “type commands&gt; tag_content &lt;/tag_n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9:32:01.375000000</meta:creation-date>
    <dc:date>2019-05-16T14:03:24.428000000</dc:date>
    <meta:editing-duration>PT18M20S</meta:editing-duration>
    <meta:editing-cycles>4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52" meta:word-count="319" meta:character-count="2243" meta:non-whitespace-character-count="1959"/>
  </office:meta>
</office:document-meta>
</file>